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81cm" svg:height="8.483cm" svg:x="0.019cm" svg:y="1.0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5:08:22.439649724</dc:date>
    <meta:editing-duration>PT5M11S</meta:editing-duration>
    <meta:editing-cycles>22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82cm" svg:height="8.484cm" xlink:href="." xlink:type="simple" chart:class="chart:scatter" chart:style-name="ch1">
        <chart:plot-area chart:style-name="ch2" chart:data-source-has-labels="both" svg:x="0.301cm" svg:y="0.169cm" svg:width="14.48cm" svg:height="8.146cm">
          <chartooo:coordinate-region svg:x="0.843cm" svg:y="0.368cm" svg:width="13.844cm" svg:height="7.748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37209480470687">
                <text:p>0.937209480470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874666766435696">
                <text:p>0.874666766435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812618685414275">
                <text:p>0.812618685414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310112835145">
                <text:p>0.751310112835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90983005625053">
                <text:p>0.690983005625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31875447315322">
                <text:p>0.631875447315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74220708434927">
                <text:p>0.574220708434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18246325898285">
                <text:p>0.518246325898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64173205021004">
                <text:p>0.464173205021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12214747707527">
                <text:p>0.412214747707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6257601025131">
                <text:p>0.36257601025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15452894071311">
                <text:p>0.315452894071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271031372578589">
                <text:p>0.271031372578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229486757224211">
                <text:p>0.229486757224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190983005625053">
                <text:p>0.190983005625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155672074497985">
                <text:p>0.155672074497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123693319956136">
                <text:p>0.123693319956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951729475339806">
                <text:p>0.0951729475339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702235141117487">
                <text:p>0.0702235141117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489434837048465">
                <text:p>0.0489434837048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31416838871369">
                <text:p>0.031416838871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177127492713113">
                <text:p>0.0177127492713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00788529868552224">
                <text:p>0.00788529868552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0197327157172844">
                <text:p>0.00197327157172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0197327157172844">
                <text:p>0.00197327157172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0788529868552212">
                <text:p>0.00788529868552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177127492713114">
                <text:p>0.0177127492713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314168388713688">
                <text:p>0.0314168388713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0489434837048464">
                <text:p>0.0489434837048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702235141117485">
                <text:p>0.0702235141117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951729475339805">
                <text:p>0.0951729475339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123693319956137">
                <text:p>0.123693319956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155672074497985">
                <text:p>0.155672074497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190983005625052">
                <text:p>0.190983005625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229486757224211">
                <text:p>0.229486757224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271031372578588">
                <text:p>0.271031372578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15452894071311">
                <text:p>0.315452894071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257601025131">
                <text:p>0.36257601025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412214747707527">
                <text:p>0.4122147477075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64173205021003">
                <text:p>0.464173205021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18246325898284">
                <text:p>0.518246325898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74220708434927">
                <text:p>0.574220708434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31875447315322">
                <text:p>0.631875447315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90983005625052">
                <text:p>0.690983005625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51310112835145">
                <text:p>0.751310112835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812618685414275">
                <text:p>0.812618685414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874666766435695">
                <text:p>0.874666766435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37209480470687">
                <text:p>0.937209480470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06279051952931">
                <text:p>1.06279051952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1253332335643">
                <text:p>1.12533323356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8738131458573">
                <text:p>1.18738131458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24868988716485">
                <text:p>1.24868988716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30901699437495">
                <text:p>1.3090169943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6812455268468">
                <text:p>1.368124552684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42577929156507">
                <text:p>1.42577929156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48175367410172">
                <text:p>1.48175367410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535826794979">
                <text:p>1.535826794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58778525229247">
                <text:p>1.58778525229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63742398974869">
                <text:p>1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68454710592869">
                <text:p>1.68454710592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72896862742141">
                <text:p>1.72896862742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77051324277579">
                <text:p>1.77051324277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80901699437495">
                <text:p>1.80901699437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4432792550202">
                <text:p>1.84432792550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87630668004386">
                <text:p>1.87630668004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0482705246602">
                <text:p>1.90482705246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92977648588825">
                <text:p>1.929776485888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5105651629515">
                <text:p>1.95105651629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96858316112863">
                <text:p>1.96858316112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98228725072869">
                <text:p>1.98228725072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9211470131448">
                <text:p>1.99211470131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9802672842827">
                <text:p>1.99802672842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9802672842827">
                <text:p>1.99802672842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99211470131448">
                <text:p>1.99211470131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98228725072869">
                <text:p>1.98228725072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96858316112863">
                <text:p>1.968583161128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95105651629515">
                <text:p>1.951056516295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92977648588825">
                <text:p>1.92977648588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90482705246602">
                <text:p>1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87630668004386">
                <text:p>1.876306680043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84432792550202">
                <text:p>1.84432792550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80901699437495">
                <text:p>1.80901699437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77051324277579">
                <text:p>1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72896862742141">
                <text:p>1.72896862742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68454710592869">
                <text:p>1.6845471059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63742398974869">
                <text:p>1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58778525229247">
                <text:p>1.58778525229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535826794979">
                <text:p>1.5358267949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48175367410172">
                <text:p>1.48175367410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42577929156507">
                <text:p>1.425779291565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36812455268468">
                <text:p>1.36812455268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30901699437495">
                <text:p>1.30901699437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24868988716486">
                <text:p>1.248689887164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18738131458572">
                <text:p>1.18738131458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1253332335643">
                <text:p>1.12533323356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06279051952931">
                <text:p>1.06279051952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937209480470687">
                <text:p>0.9372094804706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874666766435696">
                <text:p>0.874666766435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812618685414275">
                <text:p>0.812618685414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751310112835145">
                <text:p>0.7513101128351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90983005625053">
                <text:p>0.690983005625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631875447315323">
                <text:p>0.6318754473153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574220708434928">
                <text:p>0.574220708434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518246325898284">
                <text:p>0.518246325898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464173205021003">
                <text:p>0.464173205021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412214747707526">
                <text:p>0.4122147477075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362576010251309">
                <text:p>0.3625760102513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315452894071311">
                <text:p>0.3154528940713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271031372578589">
                <text:p>0.2710313725785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229486757224211">
                <text:p>0.2294867572242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190983005625053">
                <text:p>0.190983005625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155672074497985">
                <text:p>0.1556720744979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123693319956137">
                <text:p>0.1236933199561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0951729475339811">
                <text:p>0.09517294753398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0702235141117492">
                <text:p>0.07022351411174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0489434837048466">
                <text:p>0.0489434837048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031416838871369">
                <text:p>0.0314168388713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0177127492713112">
                <text:p>0.0177127492713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00788529868552212">
                <text:p>0.00788529868552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00197327157172844">
                <text:p>0.00197327157172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00197327157172844">
                <text:p>0.001973271571728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00788529868552201">
                <text:p>0.00788529868552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0177127492713114">
                <text:p>0.0177127492713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0314168388713689">
                <text:p>0.03141683887136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0489434837048464">
                <text:p>0.0489434837048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702235141117483">
                <text:p>0.07022351411174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0951729475339808">
                <text:p>0.09517294753398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123693319956137">
                <text:p>0.123693319956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155672074497985">
                <text:p>0.155672074497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190983005625052">
                <text:p>0.190983005625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22948675722421">
                <text:p>0.22948675722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271031372578589">
                <text:p>0.2710313725785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31545289407131">
                <text:p>0.315452894071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6257601025131">
                <text:p>0.36257601025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412214747707526">
                <text:p>0.4122147477075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64173205021004">
                <text:p>0.464173205021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518246325898284">
                <text:p>0.518246325898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574220708434926">
                <text:p>0.5742207084349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631875447315322">
                <text:p>0.6318754473153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690983005625052">
                <text:p>0.6909830056250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751310112835145">
                <text:p>0.751310112835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812618685414274">
                <text:p>0.8126186854142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874666766435696">
                <text:p>0.874666766435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937209480470687">
                <text:p>0.937209480470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.06279051952931">
                <text:p>1.062790519529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.1253332335643">
                <text:p>1.12533323356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18738131458572">
                <text:p>1.187381314585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.24868988716485">
                <text:p>1.248689887164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.30901699437495">
                <text:p>1.30901699437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.36812455268468">
                <text:p>1.36812455268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1.42577929156507">
                <text:p>1.42577929156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1.48175367410172">
                <text:p>1.481753674101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.535826794979">
                <text:p>1.535826794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.58778525229247">
                <text:p>1.587785252292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1.63742398974869">
                <text:p>1.637423989748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1.68454710592869">
                <text:p>1.68454710592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1.72896862742141">
                <text:p>1.72896862742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1.77051324277579">
                <text:p>1.770513242775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1.80901699437495">
                <text:p>1.80901699437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1.84432792550201">
                <text:p>1.84432792550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87630668004386">
                <text:p>1.87630668004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.90482705246602">
                <text:p>1.904827052466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.92977648588825">
                <text:p>1.929776485888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.95105651629515">
                <text:p>1.951056516295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96858316112863">
                <text:p>1.968583161128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.98228725072869">
                <text:p>1.982287250728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.99211470131448">
                <text:p>1.992114701314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1.99802672842827">
                <text:p>1.99802672842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.99802672842827">
                <text:p>1.99802672842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.99211470131448">
                <text:p>1.992114701314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98228725072869">
                <text:p>1.98228725072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96858316112863">
                <text:p>1.968583161128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.95105651629515">
                <text:p>1.951056516295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1.92977648588825">
                <text:p>1.929776485888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.90482705246602">
                <text:p>1.904827052466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.87630668004386">
                <text:p>1.876306680043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84432792550202">
                <text:p>1.84432792550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80901699437495">
                <text:p>1.80901699437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77051324277579">
                <text:p>1.770513242775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72896862742141">
                <text:p>1.728968627421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68454710592869">
                <text:p>1.684547105928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63742398974869">
                <text:p>1.637423989748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58778525229247">
                <text:p>1.587785252292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535826794979">
                <text:p>1.5358267949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48175367410172">
                <text:p>1.481753674101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42577929156507">
                <text:p>1.425779291565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36812455268468">
                <text:p>1.368124552684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30901699437495">
                <text:p>1.30901699437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24868988716486">
                <text:p>1.248689887164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18738131458573">
                <text:p>1.187381314585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1253332335643">
                <text:p>1.12533323356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06279051952931">
                <text:p>1.062790519529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